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28b" officeooo:paragraph-rsid="000e428b" style:font-weight-asian="bold" style:font-weight-complex="bold"/>
    </style:style>
    <style:style style:name="P2" style:family="paragraph" style:parent-style-name="Standard">
      <style:text-properties fo:font-weight="bold" officeooo:rsid="000f2d59" officeooo:paragraph-rsid="000f2d59" style:font-weight-asian="bold" style:font-weight-complex="bold"/>
    </style:style>
    <style:style style:name="P3" style:family="paragraph" style:parent-style-name="Standard">
      <style:text-properties fo:font-weight="bold" officeooo:rsid="00142445" officeooo:paragraph-rsid="00142445" style:font-weight-asian="bold" style:font-weight-complex="bold"/>
    </style:style>
    <style:style style:name="P4" style:family="paragraph" style:parent-style-name="Standard">
      <style:text-properties fo:font-weight="bold" officeooo:rsid="001b3c2c" officeooo:paragraph-rsid="001b3c2c" style:font-weight-asian="bold" style:font-weight-complex="bold"/>
    </style:style>
    <style:style style:name="P5" style:family="paragraph" style:parent-style-name="Standard">
      <style:text-properties fo:font-weight="normal" officeooo:rsid="000e428b" officeooo:paragraph-rsid="000e428b" style:font-weight-asian="normal" style:font-weight-complex="normal"/>
    </style:style>
    <style:style style:name="P6" style:family="paragraph" style:parent-style-name="Standard">
      <style:text-properties fo:font-weight="normal" officeooo:rsid="00135aaa" officeooo:paragraph-rsid="0012047e" style:font-weight-asian="normal" style:font-weight-complex="normal"/>
    </style:style>
    <style:style style:name="P7" style:family="paragraph" style:parent-style-name="Standard">
      <style:text-properties fo:font-size="10pt" fo:font-weight="normal" officeooo:rsid="0016a5f7" officeooo:paragraph-rsid="0018ef21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2pt" fo:font-weight="bold" officeooo:rsid="0019b65f" officeooo:paragraph-rsid="0019b65f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weight="normal" officeooo:rsid="000f2d59" officeooo:paragraph-rsid="000f2d59" style:font-weight-asian="normal" style:font-weight-complex="normal"/>
    </style:style>
    <style:style style:name="P10" style:family="paragraph" style:parent-style-name="Standard" style:list-style-name="L1">
      <style:text-properties fo:font-weight="bold" officeooo:rsid="000f2d59" officeooo:paragraph-rsid="000f2d59" style:font-weight-asian="bold" style:font-weight-complex="bold"/>
    </style:style>
    <style:style style:name="P11" style:family="paragraph" style:parent-style-name="Standard" style:list-style-name="L1">
      <style:text-properties fo:font-weight="bold" officeooo:rsid="0011b58b" officeooo:paragraph-rsid="0011b58b" style:font-weight-asian="bold" style:font-weight-complex="bold"/>
    </style:style>
    <style:style style:name="P12" style:family="paragraph" style:parent-style-name="Standard" style:list-style-name="L1">
      <style:text-properties fo:font-weight="bold" officeooo:rsid="0012047e" officeooo:paragraph-rsid="0012047e" style:font-weight-asian="bold" style:font-weight-complex="bold"/>
    </style:style>
    <style:style style:name="P13" style:family="paragraph" style:parent-style-name="Standard" style:list-style-name="L2">
      <style:text-properties fo:font-size="10pt" fo:font-weight="normal" officeooo:rsid="0016a5f7" officeooo:paragraph-rsid="001803ec" style:font-size-asian="10pt" style:font-weight-asian="normal" style:font-size-complex="10pt" style:font-weight-complex="normal"/>
    </style:style>
    <style:style style:name="P14" style:family="paragraph" style:parent-style-name="Standard" style:list-style-name="L2">
      <style:text-properties fo:font-size="10pt" fo:font-weight="normal" officeooo:rsid="0016a5f7" officeooo:paragraph-rsid="0016a5f7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style:text-properties fo:font-size="10pt" fo:font-weight="normal" officeooo:rsid="0016a5f7" officeooo:paragraph-rsid="0018ef21" style:font-size-asian="10pt" style:font-weight-asian="normal" style:font-size-complex="10pt" style:font-weight-complex="normal"/>
    </style:style>
    <style:style style:name="P16" style:family="paragraph" style:parent-style-name="Standard" style:list-style-name="L3">
      <style:text-properties fo:font-size="10pt" fo:font-weight="normal" officeooo:rsid="0016a5f7" officeooo:paragraph-rsid="001b88e0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d01b" style:font-weight-asian="normal" style:font-weight-complex="normal"/>
    </style:style>
    <style:style style:name="T3" style:family="text">
      <style:text-properties fo:font-weight="normal" officeooo:rsid="0011b58b" style:font-weight-asian="normal" style:font-weight-complex="normal"/>
    </style:style>
    <style:style style:name="T4" style:family="text">
      <style:text-properties fo:font-weight="normal" officeooo:rsid="00135aaa" style:font-weight-asian="normal" style:font-weight-complex="normal"/>
    </style:style>
    <style:style style:name="T5" style:family="text">
      <style:text-properties officeooo:rsid="001803ec"/>
    </style:style>
    <style:style style:name="T6" style:family="text">
      <style:text-properties officeooo:rsid="0018ef21"/>
    </style:style>
    <style:style style:name="T7" style:family="text">
      <style:text-properties officeooo:rsid="001b88e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<text:span text:style-name="T1">Charles Nathaniel Duke</text:span></text:p>
      <text:p text:style-name="P5"/>
      <text:p text:style-name="P2">1.</text:p>
      <text:list xml:id="list6350450672283522670" text:style-name="L1">
        <text:list-item>
          <text:p text:style-name="P9">The resulting image is a yellow rectangle. We are viewing one side of the cube at an angle that hides the rest. In the default image, this side is not visible.</text:p>
        </text:list-item>
        <text:list-item>
          <text:p text:style-name="P9">The resulting image is the same shape as the original cube, but rotated around x so that the pink side is placed out of view and the red side is brought into view, with the blue now being visible from where pink once was.</text:p>
        </text:list-item>
        <text:list-item>
          <text:p text:style-name="P10"><text:span text:style-name="T1">Changing the projection matrix </text:span><text:span text:style-name="T3">to these values</text:span><text:span text:style-name="T1"> </text:span><text:span text:style-name="T3">causes the image to disappear. This is because we are actually too close, with far being at 1. We are actually inside of the cube.</text:span></text:p>
        </text:list-item>
        <text:list-item>
          <text:p text:style-name="P11"><text:span text:style-name="T2">C</text:span><text:span text:style-name="T1">hanging the projection matrix to these values results in a prism-like shape using the default image. This is because these values represent us viewing the cube from much farther away.</text:span></text:p>
        </text:list-item>
        <text:list-item>
          <text:p text:style-name="P12"><text:span text:style-name="T2">T</text:span><text:span text:style-name="T1">his causes the image to appear in the bottom left corner showing a portion of the blue and pink sides. </text:span><text:span text:style-name="T4">With left being 0, we are looking far to the right on the object. With bottom being 0, we cannot see much of the bottom portion of the cube.</text:span></text:p>
        </text:list-item>
      </text:list>
      <text:p text:style-name="P6"/>
      <text:p text:style-name="P3">2.</text:p>
      <text:list xml:id="list6584882914142443407" text:style-name="L2">
        <text:list-item>
          <text:p text:style-name="P13">mvMatrix = <text:tab/>[<text:span text:style-name="T5">-0.7071067811865476,<text:tab/>0,<text:tab/>-0.7071067811865476,<text:tab/><text:tab/><text:tab/>0]</text:span><text:line-break/><text:tab/><text:tab/>[<text:span text:style-name="T5">-0.4082482904638631,<text:tab/>0.8164965809277261, <text:tab/>0.4082482904638631, <text:tab/>0]</text:span><text:line-break/><text:tab/><text:tab/>[<text:span text:style-name="T5">0.5773502691896258, 0.5773502691896258, -0.5773502691896258, -6.9282032302755105 ]</text:span><text:line-break/><text:tab/><text:tab/>[0,<text:tab/>0,<text:tab/>0,<text:tab/>1]<text:line-break/></text:p>
        </text:list-item>
        <text:list-item>
          <text:p text:style-name="P14">pMatrix = <text:tab/>[0.5,<text:tab/>0,<text:tab/>0,<text:tab/>0]<text:line-break/><text:tab/><text:tab/>[0,<text:tab/>0.25,<text:tab/>0,<text:tab/>0]<text:line-break/><text:tab/><text:tab/>[0,<text:tab/>0,<text:tab/><text:span text:style-name="T7">-</text:span>0.1,<text:tab/>0]<text:line-break/><text:tab/><text:tab/>[0,<text:tab/>0,<text:tab/>0,<text:tab/>1]<text:line-break/></text:p>
        </text:list-item>
        <text:list-item>
          <text:p text:style-name="P15">[0.5,<text:tab/>0,<text:tab/>0,<text:tab/>0]<text:tab/><text:span text:style-name="T6">[ 1]<text:tab/>[ <text:s/>0.5]</text:span><text:line-break/>[0,<text:tab/>0.25,<text:tab/>0,<text:tab/>0] <text:s text:c="3"/>*<text:tab/><text:span text:style-name="T6">[ 1] <text:s text:c="2"/>=<text:tab/>[0.25]</text:span><text:line-break/>[0,<text:tab/>0,<text:tab/><text:span text:style-name="T7">-</text:span>0.1,<text:tab/>0]<text:tab/><text:span text:style-name="T6">[-1]<text:tab/>[ <text:s/>0.1]</text:span><text:line-break/>[0,<text:tab/>0,<text:tab/>0,<text:tab/>1]<text:tab/><text:span text:style-name="T6">[ 1]<text:tab/>[ <text:s text:c="4"/>1]</text:span></text:p>
        </text:list-item>
      </text:list>
      <text:p text:style-name="P7"/>
      <text:p text:style-name="P8">3. <text:span text:style-name="T1">pMatrix = ortho(-2, 2, -4, 4, 4, 10);</text:span></text:p>
      <text:p text:style-name="P3"/>
      <text:p text:style-name="P4">4.</text:p>
      <text:list xml:id="list7049507805165054756" text:style-name="L3">
        <text:list-item>
          <text:p text:style-name="P16">[0.5,<text:tab/>0,<text:tab/>0,<text:tab/>0]<text:tab/><text:span text:style-name="T7">[ 1]<text:tab/>[ <text:s/>0.5]</text:span><text:line-break/>[0,<text:tab/>0.25,<text:tab/>0,<text:tab/>0] <text:s text:c="3"/>*<text:tab/><text:span text:style-name="T7">[ 1] <text:s text:c="2"/>=<text:tab/>[0.25]</text:span><text:line-break/>[0,<text:tab/>0,<text:tab/><text:span text:style-name="T7">-</text:span>0.<text:span text:style-name="T7">33</text:span>,<text:tab/>0]<text:tab/><text:span text:style-name="T7">[-1]<text:tab/>[0.33]</text:span><text:line-break/>[0,<text:tab/>0,<text:tab/>0,<text:tab/>1]<text:tab/><text:span text:style-name="T7">[ 1]<text:tab/>[ <text:s text:c="4"/>1]</text:span><text:line-break/></text:p>
        </text:list-item>
        <text:list-item>
          <text:p text:style-name="P16">[0.5,<text:tab/>0,<text:tab/>0,<text:tab/>0]<text:tab/><text:span text:style-name="T7">[1]<text:tab/>[ <text:s text:c="2"/>0.5]</text:span><text:line-break/>[0,<text:tab/>0.25,<text:tab/>0,<text:tab/>0] <text:s text:c="3"/>*<text:tab/><text:span text:style-name="T7">[1] <text:s text:c="3"/>=<text:tab/>[ 0.25]</text:span><text:line-break/>[0,<text:tab/>0,<text:tab/><text:span text:style-name="T7">-</text:span>0.<text:span text:style-name="T7">33</text:span>,<text:tab/>0]<text:tab/><text:span text:style-name="T7">[1]<text:tab/>[-0.33]</text:span><text:line-break/>[0,<text:tab/>0,<text:tab/>0,<text:tab/>1]<text:tab/><text:span text:style-name="T7">[1]<text:tab/>[ <text:s text:c="5"/>1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1:52:07.869261237</meta:creation-date>
    <meta:generator>LibreOffice/5.1.6.2$Linux_X86_64 LibreOffice_project/10m0$Build-2</meta:generator>
    <dc:date>2017-10-31T11:47:53.277225245</dc:date>
    <meta:editing-duration>PT50M16S</meta:editing-duration>
    <meta:editing-cycles>16</meta:editing-cycles>
    <dc:creator>Nathan </dc:creator>
    <meta:document-statistic meta:table-count="0" meta:image-count="0" meta:object-count="0" meta:page-count="1" meta:paragraph-count="15" meta:word-count="341" meta:character-count="1746" meta:non-whitespace-character-count="1375"/>
  </office:meta>
</office:document-meta>
</file>